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October 11, 2021 (10:26: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2:27:12Z</meta:creation-date>
    <dc:date>2021-10-12T02:27:12Z</dc:date>
    <meta:user-defined meta:name="date" meta:value-type="string">October  11, 2021 (10:26: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